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6cm" fo:min-width="7.1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5.7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5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5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5.41cm"/>
    </style:style>
    <style:style style:name="gr11" style:family="graphic" style:parent-style-name="standard">
      <style:graphic-properties draw:textarea-horizontal-align="justify" draw:textarea-vertical-align="middle" draw:auto-grow-height="false" fo:min-height="0.676cm" fo:min-width="7.15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4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4.8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5.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5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5.67cm"/>
    </style:style>
    <style:style style:name="P1" style:family="paragraph">
      <style:paragraph-properties fo:text-align="center"/>
      <style:text-properties fo:font-size="12.3999996185303pt" fo:language="fr" fo:country="FR"/>
    </style:style>
    <style:style style:name="P2" style:family="paragraph">
      <style:paragraph-properties fo:text-align="center"/>
      <style:text-properties fo:font-size="12.3999996185303pt" fo:language="fr" fo:country="FR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font-size="12.3999996185303pt"/>
    </style:style>
    <style:style style:name="P4" style:family="paragraph">
      <style:text-properties fo:font-size="12.3999996185303pt"/>
    </style:style>
    <style:style style:name="P5" style:family="paragraph">
      <loext:graphic-properties draw:fill="none" draw:fill-color="#ffffff"/>
      <style:text-properties fo:font-size="12.3999996185303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5.308cm" svg:height="2.812cm" svg:x="5.664cm" svg:y="1.549cm">
          <text:p text:style-name="P1">Do I need a strong link ?</text:p>
          <text:p text:style-name="P1">Do I need create a block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5.81cm" svg:y1="2.989cm" svg:x2="5.9cm" svg:y2="5.9cm">
          <text:p/>
        </draw:line>
        <draw:frame draw:style-name="gr3" draw:text-style-name="P5" draw:layer="layout" svg:width="2.583cm" svg:height="0.734cm" svg:x="4.6cm" svg:y="4.166cm">
          <draw:text-box>
            <text:p text:style-name="P4">YES</text:p>
          </draw:text-box>
        </draw:frame>
        <draw:line draw:style-name="gr4" draw:text-style-name="P6" draw:layer="layout" svg:x1="20.827cm" svg:y1="2.989cm" svg:x2="20.9cm" svg:y2="5.9cm">
          <text:p/>
        </draw:line>
        <draw:frame draw:style-name="gr5" draw:text-style-name="P5" draw:layer="layout" svg:width="2.121cm" svg:height="0.789cm" svg:x="20.8cm" svg:y="4.011cm">
          <draw:text-box>
            <text:p text:style-name="P4">NO</text:p>
          </draw:text-box>
        </draw:frame>
        <draw:frame draw:style-name="gr6" draw:text-style-name="P5" draw:layer="layout" svg:width="6.275cm" svg:height="0.734cm" svg:x="4.5cm" svg:y="5.8cm">
          <draw:text-box>
            <text:p text:style-name="P4">« link » group</text:p>
          </draw:text-box>
        </draw:frame>
        <draw:frame draw:style-name="gr7" draw:text-style-name="P5" draw:layer="layout" svg:width="6.483cm" svg:height="0.734cm" svg:x="19.317cm" svg:y="5.766cm">
          <draw:text-box>
            <text:p text:style-name="P4">« free » group</text:p>
          </draw:text-box>
        </draw:frame>
        <draw:custom-shape draw:style-name="gr1" draw:text-style-name="P2" draw:layer="layout" svg:width="15.308cm" svg:height="2.812cm" svg:x="6.102cm" svg:y="6.693cm">
          <text:p text:style-name="P1">Do I need manage error </text:p>
          <text:p text:style-name="P1">and/or cancel status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6" draw:layer="layout" svg:x1="6.248cm" svg:y1="8.133cm" svg:x2="6.2cm" svg:y2="10.9cm">
          <text:p/>
        </draw:line>
        <draw:frame draw:style-name="gr3" draw:text-style-name="P5" draw:layer="layout" svg:width="2.583cm" svg:height="0.734cm" svg:x="4.917cm" svg:y="9.266cm">
          <draw:text-box>
            <text:p text:style-name="P4">YES</text:p>
          </draw:text-box>
        </draw:frame>
        <draw:line draw:style-name="gr4" draw:text-style-name="P6" draw:layer="layout" svg:x1="21.264cm" svg:y1="8.133cm" svg:x2="21.3cm" svg:y2="10.9cm">
          <text:p/>
        </draw:line>
        <draw:frame draw:style-name="gr8" draw:text-style-name="P5" draw:layer="layout" svg:width="2.121cm" svg:height="0.734cm" svg:x="21.3cm" svg:y="9.5cm">
          <draw:text-box>
            <text:p text:style-name="P4">NO</text:p>
          </draw:text-box>
        </draw:frame>
        <draw:frame draw:style-name="gr9" draw:text-style-name="P5" draw:layer="layout" svg:width="3.07cm" svg:height="0.734cm" svg:x="4.63cm" svg:y="10.866cm">
          <draw:text-box>
            <text:p text:style-name="P4">«then» group</text:p>
          </draw:text-box>
        </draw:frame>
        <draw:frame draw:style-name="gr10" draw:text-style-name="P5" draw:layer="layout" svg:width="5.91cm" svg:height="0.734cm" svg:x="19.39cm" svg:y="10.866cm">
          <draw:text-box>
            <text:p text:style-name="P4">«and» group</text:p>
          </draw:text-box>
        </draw:frame>
        <draw:custom-shape draw:style-name="gr11" draw:text-style-name="P2" draw:layer="layout" svg:width="15.308cm" svg:height="1.852cm" svg:x="6.393cm" svg:y="12.18cm">
          <text:p text:style-name="P1">What sort of task I use 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6" draw:layer="layout" svg:x1="13.974cm" svg:y1="13.895cm" svg:x2="13.974cm" svg:y2="14.787cm">
          <text:p/>
        </draw:line>
        <draw:line draw:style-name="gr12" draw:text-style-name="P6" draw:layer="layout" svg:x1="2.457cm" svg:y1="14.787cm" svg:x2="25.2cm" svg:y2="14.8cm">
          <text:p/>
        </draw:line>
        <draw:line draw:style-name="gr4" draw:text-style-name="P6" draw:layer="layout" svg:x1="2.604cm" svg:y1="14.787cm" svg:x2="2.604cm" svg:y2="16.227cm">
          <text:p/>
        </draw:line>
        <draw:line draw:style-name="gr4" draw:text-style-name="P6" draw:layer="layout" svg:x1="8.289cm" svg:y1="14.787cm" svg:x2="8.289cm" svg:y2="16.227cm">
          <text:p/>
        </draw:line>
        <draw:line draw:style-name="gr4" draw:text-style-name="P6" draw:layer="layout" svg:x1="13.975cm" svg:y1="14.787cm" svg:x2="13.975cm" svg:y2="16.227cm">
          <text:p/>
        </draw:line>
        <draw:line draw:style-name="gr4" draw:text-style-name="P6" draw:layer="layout" svg:x1="19.7cm" svg:y1="14.8cm" svg:x2="19.7cm" svg:y2="16.24cm">
          <text:p/>
        </draw:line>
        <draw:line draw:style-name="gr4" draw:text-style-name="P6" draw:layer="layout" svg:x1="25.1cm" svg:y1="14.8cm" svg:x2="25.1cm" svg:y2="16.24cm">
          <text:p/>
        </draw:line>
        <draw:frame draw:style-name="gr13" draw:text-style-name="P5" draw:layer="layout" svg:width="3.243cm" svg:height="0.734cm" svg:x="2.6cm" svg:y="15.1cm">
          <draw:text-box>
            <text:p text:style-name="P4">? → Future</text:p>
          </draw:text-box>
        </draw:frame>
        <draw:frame draw:style-name="gr14" draw:text-style-name="P5" draw:layer="layout" svg:width="5.361cm" svg:height="0.734cm" svg:x="8.139cm" svg:y="15.066cm">
          <draw:text-box>
            <text:p text:style-name="P4">? → void</text:p>
          </draw:text-box>
        </draw:frame>
        <draw:frame draw:style-name="gr13" draw:text-style-name="P5" draw:layer="layout" svg:width="3.243cm" svg:height="0.734cm" svg:x="13.857cm" svg:y="15cm">
          <draw:text-box>
            <text:p text:style-name="P4">? → Object</text:p>
          </draw:text-box>
        </draw:frame>
        <draw:frame draw:style-name="gr13" draw:text-style-name="P5" draw:layer="layout" svg:width="2.9cm" svg:height="0.734cm" svg:x="19.6cm" svg:y="15cm">
          <draw:text-box>
            <text:p text:style-name="P4">() → Object</text:p>
          </draw:text-box>
        </draw:frame>
        <draw:frame draw:style-name="gr13" draw:text-style-name="P5" draw:layer="layout" svg:width="3.243cm" svg:height="0.734cm" svg:x="25.157cm" svg:y="15.066cm">
          <draw:text-box>
            <text:p text:style-name="P4">() → void</text:p>
          </draw:text-box>
        </draw:frame>
        <draw:frame draw:style-name="gr15" draw:text-style-name="P5" draw:layer="layout" svg:width="4.07cm" svg:height="1.217cm" svg:x="1.13cm" svg:y="16.1cm">
          <draw:text-box>
            <text:p text:style-name="P4">«Combine» group</text:p>
          </draw:text-box>
        </draw:frame>
        <draw:frame draw:style-name="gr16" draw:text-style-name="P5" draw:layer="layout" svg:width="4.2cm" svg:height="0.834cm" svg:x="6cm" svg:y="16.166cm">
          <draw:text-box>
            <text:p text:style-name="P4">«Consume» group</text:p>
          </draw:text-box>
        </draw:frame>
        <draw:frame draw:style-name="gr9" draw:text-style-name="P5" draw:layer="layout" svg:width="3.07cm" svg:height="0.734cm" svg:x="12.73cm" svg:y="16.3cm">
          <draw:text-box>
            <text:p text:style-name="P4">«Do» group</text:p>
          </draw:text-box>
        </draw:frame>
        <draw:frame draw:style-name="gr17" draw:text-style-name="P5" draw:layer="layout" svg:width="4.3cm" svg:height="0.8cm" svg:x="17.4cm" svg:y="16.2cm">
          <draw:text-box>
            <text:p text:style-name="P4">«Produce» group</text:p>
          </draw:text-box>
        </draw:frame>
        <draw:frame draw:style-name="gr9" draw:text-style-name="P5" draw:layer="layout" svg:width="3.07cm" svg:height="0.734cm" svg:x="23.63cm" svg:y="16.166cm">
          <draw:text-box>
            <text:p text:style-name="P4">«Run» 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04:56:10.683810813</meta:creation-date>
    <dc:date>2017-08-04T05:30:49.860025495</dc:date>
    <meta:editing-duration>PT3M24S</meta:editing-duration>
    <meta:editing-cycles>1</meta:editing-cycles>
    <meta:document-statistic meta:object-count="32"/>
    <meta:generator>LibreOffice/5.3.1.2$Linux_X86_64 LibreOffice_project/30m0$Build-2</meta:generator>
  </office:meta>
</office:document-meta>
</file>